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loext:contextual-spacing="false" fo:line-height="100%"/>
    </style:style>
    <style:style style:name="P2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0c5bd8" officeooo:paragraph-rsid="000c5bd8" style:font-size-asian="11pt" style:font-weight-asian="bold" style:font-size-complex="11pt" style:font-weight-complex="bold"/>
    </style:style>
    <style:style style:name="P3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normal" officeooo:rsid="00145432" officeooo:paragraph-rsid="000c5bd8" style:font-size-asian="11pt" style:font-weight-asian="normal" style:font-size-complex="11pt" style:font-weight-complex="normal"/>
    </style:style>
    <style:style style:name="P4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5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c5bd8"/>
    </style:style>
    <style:style style:name="P6" style:family="paragraph" style:parent-style-name="Heading_20_3">
      <style:paragraph-properties fo:margin-top="0in" fo:margin-bottom="0.0555in" loext:contextual-spacing="false" fo:line-height="100%" fo:text-align="end" style:justify-single-word="false">
        <style:tab-stops>
          <style:tab-stop style:position="7in" style:type="right"/>
        </style:tab-stops>
      </style:paragraph-properties>
      <style:text-properties officeooo:paragraph-rsid="0016f436"/>
    </style:style>
    <style:style style:name="P7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12ff91" officeooo:paragraph-rsid="0012ff91" style:font-size-asian="11pt" style:font-weight-asian="bold" style:font-size-complex="11pt" style:font-weight-complex="bold"/>
    </style:style>
    <style:style style:name="P8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weight="bold" officeooo:rsid="0016fee5" officeooo:paragraph-rsid="0016fee5" style:font-weight-asian="bold" style:font-weight-complex="bold"/>
    </style:style>
    <style:style style:name="P9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10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weight="normal" officeooo:rsid="0016fee5" officeooo:paragraph-rsid="000a5d93" style:font-weight-asian="normal" style:font-weight-complex="normal"/>
    </style:style>
    <style:style style:name="P11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style="normal" fo:font-weight="normal" officeooo:rsid="0016fee5" officeooo:paragraph-rsid="0016fee5" style:font-style-asian="normal" style:font-weight-asian="normal" style:font-style-complex="normal" style:font-weight-complex="normal"/>
    </style:style>
    <style:style style:name="P12" style:family="paragraph" style:parent-style-name="Heading_20_3">
      <style:paragraph-properties fo:margin-top="0.139in" fo:margin-bottom="0.0555in" loext:contextual-spacing="false" fo:line-height="100%">
        <style:tab-stops>
          <style:tab-stop style:position="7in" style:type="right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7in" style:type="right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paragraph-rsid="000a5d93"/>
    </style:style>
    <style:style style:name="P15" style:family="paragraph" style:parent-style-name="normal">
      <style:paragraph-properties fo:line-height="100%"/>
    </style:style>
    <style:style style:name="P16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bold" style:font-weight-asian="bold"/>
    </style:style>
    <style:style style:name="P17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bold" officeooo:rsid="0018f222" officeooo:paragraph-rsid="0018f222" style:font-weight-asian="bold" style:font-weight-complex="bold"/>
    </style:style>
    <style:style style:name="P18" style:family="paragraph" style:parent-style-name="normal">
      <style:text-properties officeooo:paragraph-rsid="000a5d93"/>
    </style:style>
    <style:style style:name="P19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size="16pt" fo:font-weight="normal" officeooo:rsid="000a5d93" officeooo:paragraph-rsid="000dbe39" style:font-size-asian="16pt" style:font-weight-asian="normal" style:font-size-complex="16pt"/>
    </style:style>
    <style:style style:name="P20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rsid="00161da3" officeooo:paragraph-rsid="00161da3"/>
    </style:style>
    <style:style style:name="P21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officeooo:paragraph-rsid="0018f222"/>
    </style:style>
    <style:style style:name="P22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fo:font-weight="normal" officeooo:rsid="0016f436" officeooo:paragraph-rsid="000a5d93" style:font-weight-asian="normal" style:font-weight-complex="normal"/>
    </style:style>
    <style:style style:name="P23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normal" officeooo:rsid="0018f222" officeooo:paragraph-rsid="0018f222" style:font-weight-asian="normal" style:font-weight-complex="normal"/>
    </style:style>
    <style:style style:name="P24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officeooo:rsid="0018f222" officeooo:paragraph-rsid="0018f222"/>
    </style:style>
    <style:style style:name="P25" style:family="paragraph" style:parent-style-name="normal">
      <style:paragraph-properties fo:margin-top="0in" fo:margin-bottom="0.139in" loext:contextual-spacing="false" fo:line-height="100%"/>
    </style:style>
    <style:style style:name="P26" style:family="paragraph" style:parent-style-name="normal">
      <style:paragraph-properties fo:margin-top="0in" fo:margin-bottom="0.139in" loext:contextual-spacing="false" fo:line-height="100%">
        <style:tab-stops>
          <style:tab-stop style:position="7in" style:type="right"/>
        </style:tab-stops>
      </style:paragraph-properties>
    </style:style>
    <style:style style:name="P27" style:family="paragraph" style:parent-style-name="Standard">
      <style:text-properties fo:color="#4a4a4a" style:font-name="Arial" fo:font-size="12pt" style:font-name-asian="Arial1" style:font-size-asian="12pt" style:font-name-complex="Arial1" style:font-size-complex="12pt"/>
    </style:style>
    <style:style style:name="P28" style:family="paragraph" style:parent-style-name="Heading_20_1" style:master-page-name="Standard">
      <style:paragraph-properties fo:margin-top="0in" fo:margin-bottom="0.0835in" loext:contextual-spacing="false" fo:line-height="100%" style:page-number="1"/>
    </style:style>
    <style:style style:name="P29" style:family="paragraph" style:parent-style-name="normal">
      <style:text-properties officeooo:paragraph-rsid="001d33a9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4473" style:font-weight-asian="bold"/>
    </style:style>
    <style:style style:name="T3" style:family="text">
      <style:text-properties fo:font-weight="bold" officeooo:rsid="000a5d93" style:font-weight-asian="bold" style:font-weight-complex="bold"/>
    </style:style>
    <style:style style:name="T4" style:family="text">
      <style:text-properties fo:font-weight="bold" officeooo:rsid="0012ff91" style:font-weight-asian="bold"/>
    </style:style>
    <style:style style:name="T5" style:family="text">
      <style:text-properties fo:font-weight="bold" officeooo:rsid="00161da3" style:font-weight-asian="bold"/>
    </style:style>
    <style:style style:name="T6" style:family="text">
      <style:text-properties fo:font-weight="bold" officeooo:rsid="0016fee5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4473" style:font-weight-asian="normal" style:font-weight-complex="normal"/>
    </style:style>
    <style:style style:name="T9" style:family="text">
      <style:text-properties fo:font-weight="normal" officeooo:rsid="000c5bd8" style:font-weight-asian="normal" style:font-weight-complex="normal"/>
    </style:style>
    <style:style style:name="T10" style:family="text">
      <style:text-properties fo:font-weight="normal" officeooo:rsid="00145432" style:font-weight-asian="normal" style:font-weight-complex="normal"/>
    </style:style>
    <style:style style:name="T11" style:family="text">
      <style:text-properties fo:font-weight="normal" officeooo:rsid="00161da3" style:font-weight-asian="normal" style:font-weight-complex="normal"/>
    </style:style>
    <style:style style:name="T12" style:family="text">
      <style:text-properties fo:font-weight="normal" officeooo:rsid="0016f436" style:font-weight-asian="normal" style:font-weight-complex="normal"/>
    </style:style>
    <style:style style:name="T13" style:family="text">
      <style:text-properties fo:font-weight="normal" officeooo:rsid="0016fee5" style:font-weight-asian="normal" style:font-weight-complex="normal"/>
    </style:style>
    <style:style style:name="T14" style:family="text">
      <style:text-properties fo:font-weight="normal" officeooo:rsid="0019b395" style:font-weight-asian="normal" style:font-weight-complex="normal"/>
    </style:style>
    <style:style style:name="T15" style:family="text">
      <style:text-properties fo:font-weight="normal" officeooo:rsid="001d33a9" style:font-weight-asian="normal" style:font-weight-complex="normal"/>
    </style:style>
    <style:style style:name="T16" style:family="text">
      <style:text-properties fo:color="#434343" fo:font-size="14pt" fo:font-weight="bold" officeooo:rsid="0016f436" style:font-size-asian="14pt" style:font-weight-asian="bold" style:font-size-complex="14pt" style:font-weight-complex="normal"/>
    </style:style>
    <style:style style:name="T17" style:family="text">
      <style:text-properties fo:color="#434343" fo:font-size="14pt" fo:font-weight="bold" officeooo:rsid="0016fee5" style:font-size-asian="14pt" style:font-weight-asian="bold" style:font-size-complex="14pt" style:font-weight-complex="normal"/>
    </style:style>
    <style:style style:name="T18" style:family="text">
      <style:text-properties fo:color="#434343" fo:font-size="14pt" fo:font-weight="normal" officeooo:rsid="0012ff91" style:font-size-asian="14pt" style:font-weight-asian="normal" style:font-size-complex="14pt" style:font-weight-complex="normal"/>
    </style:style>
    <style:style style:name="T19" style:family="text">
      <style:text-properties officeooo:rsid="0012ff91"/>
    </style:style>
    <style:style style:name="T20" style:family="text">
      <style:text-properties officeooo:rsid="00145432"/>
    </style:style>
    <style:style style:name="T21" style:family="text">
      <style:text-properties officeooo:rsid="0016f436"/>
    </style:style>
    <style:style style:name="T22" style:family="text">
      <style:text-properties officeooo:rsid="0016fee5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18f222"/>
    </style:style>
    <style:style style:name="T25" style:family="text">
      <style:text-properties officeooo:rsid="001b8c58"/>
    </style:style>
    <style:style style:name="T26" style:family="text">
      <style:text-properties officeooo:rsid="001d33a9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23if62wk5gzr"/><text:span text:style-name="T19">Kathryn </text:span>Gifford</text:p>
      <text:p text:style-name="P13">2888 Meadowbrook Blvd<text:tab/>mobile phone: 216-</text:p>
      <text:p text:style-name="P26">Cleveland Heights, OH 44118<text:tab/>email: <text:span text:style-name="T19">Kathrynagifford@gmail.com</text:span></text:p>
      <text:p text:style-name="P1"><text:bookmark text:name="_izifj47ugex7"/>Overview</text:p>
      <text:p text:style-name="P15"><draw:rect text:anchor-type="as-char" style:rel-width="100%" draw:z-index="0" draw:name="Shape1" draw:style-name="gr1" draw:text-style-name="P30" svg:width="7.0004in" svg:height="0.0213in"><text:p/></draw:rect></text:p>
      <text:p text:style-name="P25"><text:span text:style-name="T19">Kathryn </text:span>Gifford is a hard-working, adventurous High-School <text:span text:style-name="T19">Freshman</text:span> looking to expand h<text:span text:style-name="T19">er </text:span>work experience and contribute to a local company with h<text:span text:style-name="T19">er </text:span>efforts. <text:span text:style-name="T19">She </text:span>is friendly, witty, punctual and ethical.</text:p>
      <text:p text:style-name="P1"><text:bookmark text:name="_jktyjzp8xwfl"/>Work, Training &amp; Experience</text:p>
      <text:p text:style-name="P18"><draw:rect text:anchor-type="as-char" style:rel-width="100%" draw:z-index="1" draw:name="Shape2" draw:style-name="gr1" draw:text-style-name="P30" svg:width="7.0004in" svg:height="0.0213in"><text:p/></draw:rect></text:p>
      <text:p text:style-name="P5"><text:span text:style-name="T4">Freelance</text:span><text:span text:style-name="T1">, </text:span><text:span text:style-name="T7">Cleveland </text:span><text:span text:style-name="T9">Heights</text:span><text:span text:style-name="T7">, Ohio</text:span><text:span text:style-name="T1"><text:tab/></text:span><text:span text:style-name="T18">Spring 2021</text:span></text:p>
      <text:p text:style-name="P7">Cabbage &amp; Kings professi<text:span text:style-name="T20">o</text:span>nal <text:span text:style-name="T20">portrait and product photography</text:span></text:p>
      <text:p text:style-name="P2"><text:s text:c="2"/><text:span text:style-name="T10">Planned and produced a professional business portrait and product shoot </text:span></text:p>
      <text:p text:style-name="P3"><text:s text:c="2"/>Edited photos for final use on website and social </text:p>
      <text:p text:style-name="P27"/>
      <text:p text:style-name="P6"><text:bookmark text:name="_7u3tw42q0afr"/><text:span text:style-name="T1">La</text:span><text:span text:style-name="T5">wn maintenance</text:span>, Cleveland <text:span text:style-name="T21">Heights, Ohio</text:span><text:tab/>Summe<text:span text:style-name="T21">r 2019-2</text:span><text:span text:style-name="T22">021</text:span></text:p>
      <text:p text:style-name="P20"><text:span text:style-name="T2">F</text:span><text:span text:style-name="T1">amily and community outdoor upkeep</text:span></text:p>
      <text:p text:style-name="P14"><text:span text:style-name="T2"><text:s text:c="4"/></text:span><text:span text:style-name="T11">Mowing, edging and weed wacking yards on a weekly schedule</text:span></text:p>
      <text:p text:style-name="P14"><text:span text:style-name="T11"><text:s text:c="4"/></text:span><text:span text:style-name="T12">Garden planting, watering and tending as needed</text:span></text:p>
      <text:p text:style-name="P22"/>
      <text:p text:style-name="P4"><text:span text:style-name="T16">Inst</text:span><text:span text:style-name="T17">i</text:span><text:span text:style-name="T16">tute for Cultural Communicators</text:span><text:span text:style-name="T8">, Cleveland, Ohio<text:tab/></text:span><text:span text:style-name="T13">School year 2013-202</text:span><text:span text:style-name="T15">2</text:span></text:p>
      <text:p text:style-name="P8">School years 2019-202<text:span text:style-name="T26">2</text:span> Student leader</text:p>
      <text:p text:style-name="P9"><text:span text:style-name="T3"><text:s text:c="4"/></text:span><text:span text:style-name="T13">Lead meeting segments and trained young students in public speaking skills</text:span></text:p>
      <text:p text:style-name="P10"><text:s text:c="4"/>Attended public speaking tournaments and qoulified for ithe nternatianal tournament</text:p>
      <text:p text:style-name="P10"><text:s text:c="4"/>Attended leadership and team building conventions with students around the world</text:p>
      <text:p text:style-name="P8">School years 2013-202<text:span text:style-name="T26">2</text:span></text:p>
      <text:p text:style-name="P8"><text:s text:c="3"/><text:span text:style-name="T7">Wrote and presented i</text:span><text:span text:style-name="T23">nformative, persuasive, and story-telling speeches</text:span></text:p>
      <text:p text:style-name="P11"><text:s text:c="4"/>Competed at regional tournaments </text:p>
      <text:p text:style-name="P12"><text:span text:style-name="T6">American Heritage Girls</text:span><text:tab/>S<text:span text:style-name="T22">chool years 2014-202</text:span><text:span text:style-name="T26">2</text:span></text:p>
      <text:p text:style-name="P16"><text:span text:style-name="T22">As a p</text:span>articipant <text:span text:style-name="T22">2014-2019</text:span></text:p>
      <text:p text:style-name="P21"><text:s text:c="4"/><text:span text:style-name="T24">Attended a country wide convention to received a level award from the founder </text:span></text:p>
      <text:p text:style-name="P24"><text:s text:c="4"/>Particapated in multiple campouts, hikes and other day activities</text:p>
      <text:p text:style-name="P17">As a leader 2020-202<text:span text:style-name="T26">2</text:span></text:p>
      <text:p text:style-name="P17"><text:span text:style-name="T7"><text:s text:c="4"/>Planned and led hike</text:span><text:span text:style-name="T14">s and </text:span><text:span text:style-name="T7">campouts</text:span></text:p>
      <text:p text:style-name="P23"><text:s text:c="4"/>Led flag and troop ceramonies </text:p>
      <text:p text:style-name="P17"><text:span text:style-name="T7"><text:s text:c="4"/></text:span><text:span text:style-name="T14">Recieved multiple awards for service and earning badges </text:span></text:p>
      <text:p text:style-name="P19"/>
      <text:p text:style-name="P19">Activities<text:tab/></text:p>
      <text:p text:style-name="P29"><text:bookmark text:name="_7zatnrz2s0n8"/><draw:rect text:anchor-type="as-char" style:rel-width="100%" draw:z-index="2" draw:name="Shape3" draw:style-name="gr1" draw:text-style-name="P30" svg:width="7.0004in" svg:height="0.0213in"><text:p/></draw:rect><text:span text:style-name="T25">Kathryn is currently on the Cleveland Heights High school swim team </text:span><text:span text:style-name="T26">and the Cleveland Heights USA</text:span></text:p>
      <text:p text:style-name="P29"><text:span text:style-name="T26">club team called the TigerSharks. She is still a active leader in American Haritage Girls and the Instatute for Cultural Communicators and helps plan and lead events for bot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77448b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7T22:29:08.820523073</dc:date>
    <meta:editing-duration>PT1H3M55S</meta:editing-duration>
    <meta:editing-cycles>7</meta:editing-cycles>
    <meta:generator>LibreOffice/6.4.7.2$Linux_X86_64 LibreOffice_project/40$Build-2</meta:generator>
    <meta:print-date>2021-08-11T09:20:03.591566661</meta:print-date>
    <meta:document-statistic meta:table-count="0" meta:image-count="0" meta:object-count="0" meta:page-count="1" meta:paragraph-count="35" meta:word-count="273" meta:character-count="1945" meta:non-whitespace-character-count="1647"/>
  </office:meta>
</office:document-meta>
</file>